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53C000003A221138759.svm" manifest:media-type=""/>
  <manifest:file-entry manifest:full-path="Pictures/2000000100000526000002FD82C2C51D.svm" manifest:media-type=""/>
  <manifest:file-entry manifest:full-path="Pictures/20000001000004B0000001426B073B81.svm" manifest:media-type=""/>
  <manifest:file-entry manifest:full-path="Pictures/20000001000002F5000001426249CE25.svm" manifest:media-type=""/>
  <manifest:file-entry manifest:full-path="Pictures/200000010000014200000129F2269856.svm" manifest:media-type=""/>
  <manifest:file-entry manifest:full-path="Pictures/20000001000010A10000034EB6AE01F1.svm" manifest:media-type=""/>
  <manifest:file-entry manifest:full-path="Pictures/2000000100000250000000D8755B6AAD.svm" manifest:media-type=""/>
  <manifest:file-entry manifest:full-path="Pictures/2000006C00004F1D00003B56C5D0A853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dash" draw:stroke-dash="Ultrafine_20_Dott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E}\hspace{5mm}=V_T \left(2.2+\ln \frac{\beta_F}{\bet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beta_F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0.9 \beta_F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T \ln \frac{1}{\alpha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\frac{i_B}{1+\frac{\beta_R}{\beta_F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167cm" svg:height="6.527cm" svg:x="3.534cm" svg:y="0.768cm">
          <draw:image xlink:href="Pictures/2000006C00004F1D00003B56C5D0A853.wmf" xlink:type="simple" xlink:show="embed" xlink:actuate="onLoad">
            <text:p/>
          </draw:image>
          <draw:glue-point draw:id="4" svg:x="-1.958cm" svg:y="3.171cm"/>
          <draw:glue-point draw:id="5" svg:x="-2.293cm" svg:y="3.248cm"/>
          <draw:glue-point draw:id="6" svg:x="-0.853cm" svg:y="3.146cm"/>
        </draw:frame>
        <draw:line draw:style-name="gr2" draw:text-style-name="P1" draw:layer="layout" svg:x1="4.951cm" svg:y1="2.06cm" svg:x2="6.161cm" svg:y2="2.06cm">
          <text:p/>
        </draw:line>
        <draw:line draw:style-name="gr2" draw:text-style-name="P1" draw:layer="layout" svg:x1="4.971cm" svg:y1="2.665cm" svg:x2="5.632cm" svg:y2="2.665cm">
          <text:p/>
        </draw:line>
        <draw:line draw:style-name="gr2" draw:text-style-name="P1" draw:layer="layout" svg:x1="5.671cm" svg:y1="2.74cm" svg:x2="5.671cm" svg:y2="6.104cm">
          <text:p/>
        </draw:line>
        <draw:line draw:style-name="gr3" draw:text-style-name="P1" draw:layer="layout" svg:x1="5.67cm" svg:y1="2.665cm" svg:x2="5.67cm" svg:y2="1.323cm">
          <text:p/>
        </draw:line>
        <draw:frame draw:style-name="gr4" draw:text-style-name="P3" draw:layer="layout" svg:width="1.793cm" svg:height="0.848cm" svg:x="5.706cm" svg:y="0.718cm">
          <draw:text-box>
            <text:p text:style-name="P2"><text:span text:style-name="T1">افزائندہ خطہ</text:span></text:p>
          </draw:text-box>
        </draw:frame>
        <draw:line draw:style-name="gr5" draw:text-style-name="P1" draw:layer="layout" svg:x1="5.666cm" svg:y1="1.567cm" svg:x2="6.518cm" svg:y2="1.567cm">
          <text:p/>
        </draw:line>
        <draw:line draw:style-name="gr6" draw:text-style-name="P1" draw:layer="layout" svg:x1="7.163cm" svg:y1="1.567cm" svg:x2="7.994cm" svg:y2="1.567cm">
          <text:p/>
        </draw:line>
        <draw:line draw:style-name="gr7" draw:text-style-name="P1" xml:id="id2" draw:id="id2" draw:layer="layout" svg:x1="4.913cm" svg:y1="1.745cm" svg:x2="5.688cm" svg:y2="1.745cm">
          <draw:glue-point draw:id="4" svg:x="0.619cm" svg:y="-250cm"/>
          <text:p/>
        </draw:line>
        <draw:frame draw:style-name="gr4" draw:text-style-name="P3" xml:id="id1" draw:id="id1" draw:layer="layout" svg:width="2.161cm" svg:height="0.848cm" svg:x="0.679cm" svg:y="1.021cm">
          <draw:text-box>
            <text:p text:style-name="P2"><text:span text:style-name="T1">غیر افزائندہ خطہ</text:span></text:p>
          </draw:text-box>
        </draw:frame>
        <draw:connector draw:style-name="gr8" draw:text-style-name="P1" draw:layer="layout" draw:type="curve" draw:line-skew="0cm 0.259cm" svg:x1="2.84cm" svg:y1="1.445cm" svg:x2="5.347cm" svg:y2="1.745cm" draw:start-shape="id1" draw:start-glue-point="1" draw:end-shape="id2" draw:end-glue-point="4" svg:d="M2840 1445c1555 0 1296 5 1534-30s973-108 973 330" svg:viewBox="0 0 2508 358">
          <text:p/>
        </draw:connector>
        <draw:frame draw:style-name="gr9" draw:text-style-name="P1" draw:layer="layout" svg:width="0.709cm" svg:height="0.258cm" svg:x="8.027cm" svg:y="5.958cm">
          <draw:image xlink:href="Pictures/2000000100000250000000D8755B6AAD.svm" xlink:type="simple" xlink:show="embed" xlink:actuate="onLoad">
            <text:p/>
          </draw:image>
        </draw:frame>
        <draw:frame draw:style-name="gr10" draw:text-style-name="P1" xml:id="id6" draw:id="id6" draw:layer="layout" svg:width="5.107cm" svg:height="1.014cm" svg:x="6.891cm" svg:y="4.036cm">
          <draw:image xlink:href="Pictures/20000001000010A10000034EB6AE01F1.svm" xlink:type="simple" xlink:show="embed" xlink:actuate="onLoad">
            <text:p/>
          </draw:image>
        </draw:frame>
        <draw:frame draw:style-name="gr4" draw:text-style-name="P4" draw:layer="layout" svg:width="1.336cm" svg:height="0.653cm" svg:x="7.295cm" svg:y="4.46cm">
          <draw:text-box>
            <text:p text:style-name="P2"><text:span text:style-name="T2">غیرافزائندہ</text:span></text:p>
          </draw:text-box>
        </draw:frame>
        <draw:frame draw:style-name="gr11" draw:text-style-name="P1" draw:layer="layout" svg:width="0.385cm" svg:height="0.355cm" svg:x="4.711cm" svg:y="0.731cm">
          <draw:image xlink:href="Pictures/200000010000014200000129F2269856.svm" xlink:type="simple" xlink:show="embed" xlink:actuate="onLoad">
            <text:p/>
          </draw:image>
        </draw:frame>
        <draw:frame draw:style-name="gr12" draw:text-style-name="P1" draw:layer="layout" svg:width="0.907cm" svg:height="0.385cm" svg:x="3.676cm" svg:y="1.83cm">
          <draw:image xlink:href="Pictures/20000001000002F5000001426249CE25.svm" xlink:type="simple" xlink:show="embed" xlink:actuate="onLoad">
            <text:p/>
          </draw:image>
        </draw:frame>
        <draw:frame draw:style-name="gr13" draw:text-style-name="P1" draw:layer="layout" svg:width="1.439cm" svg:height="0.385cm" svg:x="3.165cm" svg:y="2.454cm">
          <draw:image xlink:href="Pictures/20000001000004B0000001426B073B81.svm" xlink:type="simple" xlink:show="embed" xlink:actuate="onLoad">
            <text:p/>
          </draw:image>
        </draw:frame>
        <draw:frame draw:style-name="gr14" draw:text-style-name="P1" xml:id="id3" draw:id="id3" draw:layer="layout" svg:width="1.58cm" svg:height="0.917cm" svg:x="5.721cm" svg:y="6.327cm">
          <draw:image xlink:href="Pictures/2000000100000526000002FD82C2C51D.svm" xlink:type="simple" xlink:show="embed" xlink:actuate="onLoad">
            <text:p/>
          </draw:image>
        </draw:frame>
        <draw:connector draw:style-name="gr8" draw:text-style-name="P1" draw:layer="layout" draw:type="curve" draw:line-skew="2.556cm -1.278cm" svg:x1="5.721cm" svg:y1="6.785cm" svg:x2="5.106cm" svg:y2="6.1cm" draw:start-shape="id3" draw:start-glue-point="3" draw:end-shape="id4" draw:end-glue-point="4" svg:d="M5721 6785c-198 0-165-133-269-148s-346 90-346-537" svg:viewBox="0 0 616 686">
          <text:p/>
        </draw:connector>
        <draw:connector draw:style-name="gr8" draw:text-style-name="P1" draw:layer="layout" draw:type="curve" draw:line-skew="-5.195cm -1.531cm" svg:x1="3.754cm" svg:y1="6.682cm" svg:x2="4.933cm" svg:y2="6.15cm" draw:start-shape="id5" draw:start-glue-point="1" draw:end-shape="id4" draw:end-glue-point="5" svg:d="M3754 6682c379 0 316-209 516-299s663-61 663-233" svg:viewBox="0 0 1180 533">
          <text:p/>
        </draw:connector>
        <draw:frame draw:style-name="gr15" draw:text-style-name="P1" xml:id="id5" draw:id="id5" draw:layer="layout" svg:width="1.607cm" svg:height="1.115cm" svg:x="2.147cm" svg:y="6.125cm">
          <draw:image xlink:href="Pictures/200000010000053C000003A221138759.svm" xlink:type="simple" xlink:show="embed" xlink:actuate="onLoad">
            <text:p/>
          </draw:image>
        </draw:frame>
        <draw:connector draw:style-name="gr8" draw:text-style-name="P1" draw:layer="layout" draw:type="curve" draw:line-skew="3.458cm -1.819cm" svg:x1="6.891cm" svg:y1="4.543cm" svg:x2="5.677cm" svg:y2="6.084cm" draw:start-shape="id6" draw:start-glue-point="3" draw:end-shape="id4" draw:end-glue-point="6" svg:d="M6891 4543c-600 0-499 717-653 1063s-561 318-561 478" svg:viewBox="0 0 1215 1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51:04.644411042</dc:date>
    <meta:editing-duration>PT34M59S</meta:editing-duration>
    <meta:editing-cycles>6</meta:editing-cycles>
    <meta:generator>LibreOffice/4.2.8.2$Linux_x86 LibreOffice_project/420m0$Build-2</meta:generator>
    <meta:document-statistic meta:object-count="22"/>
  </office:meta>
</office:document-meta>
</file>